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Question<text:s/># 3</text:p>
      <text:p text:style-name="Normal">Initialize input as number</text:p>
      <text:p text:style-name="Normal">Initialize reverse number as revNumber<text:s/>=<text:s/>0</text:p>
      <text:p text:style-name="Normal">// Input</text:p>
      <text:p text:style-name="Normal">Prompt “Enter your number”</text:p>
      <text:p text:style-name="Normal">//Process</text:p>
      <text:p text:style-name="Normal">Loop until number is equal to 0</text:p>
      <text:p text:style-name="Normal">revNumber = Multiply revNumber by 10 and add remainder of the number divided by 10<text:s/></text:p>
      <text:p text:style-name="Normal">number = number divided by 10</text:p>
      <text:p text:style-name="Normal">//output<text:s/></text:p>
      <text:p text:style-name="Normal">Print revNumber<text:s/></text:p>
      <text:p text:style-name="Normal"/>
      <text:p text:style-name="Normal">Question # 1</text:p>
      <text:p text:style-name="Normal">Initialize input as number<text:s/></text:p>
      <text:p text:style-name="Normal">Initialize counter<text:s/></text:p>
      <text:p text:style-name="Normal"/>
      <text:p text:style-name="Normal">Exp 1 – Managing the smooth function of the office<text:s/></text:p>
      <text:p text:style-name="Normal">Skill – Time management, multi-tasking</text:p>
      <text:p text:style-name="Normal"/>
      <text:p text:style-name="Normal">Exp 2 – Managing finance<text:s/></text:p>
      <text:p text:style-name="Normal">Skills – Analyzing, decision making, negotiation<text:s/></text:p>
      <text:p text:style-name="Normal"/>
      <text:p text:style-name="Normal">Exp <text:s/>3 – Supervising staff members<text:s/></text:p>
      <text:p text:style-name="Normal">Skills – Leadership, able to build relationship, team work , flexible<text:s/>, conflict resolution <text:s/></text:p>
      <text:p text:style-name="Normal"/>
      <text:p text:style-name="Normal">Skill 1 – Organization skills – organized many events participating maximum of 200 participants (UN day / staff trip)<text:s/>// handled logistical part of shut down two field offices.<text:s/></text:p>
      <text:p text:style-name="Normal">Skill 2 – Able to operate under pressure – Worked with several deadlines (inventory / month end report submission / ….)</text:p>
      <text:p text:style-name="Normal">Skill 3<text:s/>–<text:s/>Self-motivation – PSV<text:s/></text:p>
      <text:soft-page-break/>
      <text:p text:style-name="Normal">Skill 4 – Quick learner – Adopted to new ERP and able to present /explain to others<text:s/></text:p>
      <text:p text:style-name="Normal"/>
      <text:p text:style-name="Normal">Well I am from Sri Lanka and moved to swiss 5 years ago. I did my master’s in Business administration. I have more than 12 years of work experience in many streams like admin, it, hr, logistics, finance.<text:s/>I choose<text:s/>IT<text:s/>as an alternate<text:s/>profession as<text:s/>the world is digitalizing<text:s/>and there are lots of innovations and changes.<text:s/>As I have experience in auditing I follow procedures, <text:s/><text:s/>eye on details<text:s/></text:p>
      <text:p text:style-name="Normal"/>
      <text:p text:style-name="Normal">I am<text:s/>well organized and a<text:s/>good team player<text:s/>which led me to success. My weakness is speaking in front of people. <text:s/><text:s/></text:p>
      <text:p text:style-name="Normal"/>
      <text:p text:style-name="Normal"/>
      <text:p text:style-name="Normal">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ude</meta:initial-creator>
    <dc:creator>Jude</dc:creator>
    <meta:creation-date>2020-09-29T12:00:00Z</meta:creation-date>
    <dc:date>2020-09-30T12:23:00Z</dc:date>
    <meta:template xlink:href="Normal.dotm" xlink:type="simple"/>
    <meta:editing-cycles>3</meta:editing-cycles>
    <meta:editing-duration>PT81780S</meta:editing-duration>
    <meta:document-statistic meta:page-count="2" meta:paragraph-count="3" meta:word-count="238" meta:character-count="1593" meta:row-count="11" meta:non-whitespace-character-count="1358"/>
  </office:meta>
</office:document-meta>
</file>